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Exception.ProcessingException( final String message , final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cessing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ingException.Process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